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text-align="justify" style:justify-single-word="false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Verdana" fo:font-size="9pt" fo:language="en" fo:country="US" style:font-size-asian="9pt" style:font-size-complex="9pt" style:font-weight-complex="bold"/>
    </style:style>
    <style:style style:name="P4" style:family="paragraph" style:parent-style-name="Standard">
      <style:paragraph-properties fo:margin-top="0in" fo:margin-bottom="0in" fo:line-height="100%" fo:text-align="justify" style:justify-single-word="false"/>
      <style:text-properties fo:language="en" fo:country="US"/>
    </style:style>
    <style:style style:name="P5" style:family="paragraph" style:parent-style-name="Standard">
      <style:paragraph-properties fo:margin-top="0in" fo:margin-bottom="0in" fo:line-height="100%" fo:text-align="justify" style:justify-single-word="false"/>
      <style:text-properties fo:font-weight="bold" style:font-weight-asian="bold"/>
    </style:style>
    <style:style style:name="P6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color="#000000" style:font-name="Verdana" fo:font-size="9pt" style:font-size-asian="9pt" style:font-size-complex="9pt" style:font-weight-complex="bold"/>
    </style:style>
    <style:style style:name="T6" style:family="text">
      <style:text-properties fo:color="#000000" style:font-name="Verdana" fo:font-size="9pt" fo:language="en" fo:country="US" style:font-size-asian="9pt" style:font-size-complex="9pt" style:font-weight-complex="bold"/>
    </style:style>
    <style:style style:name="T7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Задания взяты с сайта </text:span><text:a xlink:type="simple" xlink:href="https://sql-ex.ru" text:style-name="Internet_20_link" text:visited-style-name="Visited_20_Internet_20_Link"><text:span text:style-name="T2">sql</text:span></text:a><text:a xlink:type="simple" xlink:href="https://sql-ex.ru" text:style-name="Internet_20_link" text:visited-style-name="Visited_20_Internet_20_Link"><text:span text:style-name="T1"> – </text:span></text:a><text:a xlink:type="simple" xlink:href="https://sql-ex.ru" text:style-name="Internet_20_link" text:visited-style-name="Visited_20_Internet_20_Link"><text:span text:style-name="T2">ex</text:span></text:a><text:a xlink:type="simple" xlink:href="https://sql-ex.ru" text:style-name="Internet_20_link" text:visited-style-name="Visited_20_Internet_20_Link"><text:span text:style-name="T1">.</text:span></text:a><text:a xlink:type="simple" xlink:href="https://sql-ex.ru" text:style-name="Internet_20_link" text:visited-style-name="Visited_20_Internet_20_Link"><text:span text:style-name="T2">ru</text:span></text:a><text:span text:style-name="T1"> <text:s/>из раздела </text:span><text:span text:style-name="T2">SELECT</text:span><text:span text:style-name="T1"> (обучающий этап)</text:span></text:p>
      <text:p text:style-name="P1"/>
      <text:p text:style-name="P1"><text:span text:style-name="T5">Краткая информация о базе данных "Компьютерная фирма":</text:span></text:p>
      <text:p text:style-name="P3"/>
      <text:p text:style-name="P1">Схема<text:span text:style-name="T3"> </text:span>БД<text:span text:style-name="T3"> </text:span>состоит<text:span text:style-name="T3"> </text:span>из<text:span text:style-name="T3"> </text:span>четырех<text:span text:style-name="T3"> </text:span>таблиц<text:span text:style-name="T3">:<text:line-break/>Product(maker, model, type)<text:line-break/>PC(code, model, speed, ram, hd, cd, price)<text:line-break/>Laptop(code, model, speed, ram, hd, price, screen)<text:line-break/>Printer(code, model, color, type, price)</text:span></text:p>
      <text:p text:style-name="P2"><text:span text:style-name="T3"><text:line-break/></text:span>Таблица<text:span text:style-name="T3"> Product </text:span>представляет<text:span text:style-name="T3"> </text:span>производителя<text:span text:style-name="T3"> (maker), </text:span>номер<text:span text:style-name="T3"> </text:span>модели<text:span text:style-name="T3"> (model) </text:span>и<text:span text:style-name="T3"> </text:span>тип<text:span text:style-name="T3"> ('PC' - </text:span>ПК<text:span text:style-name="T3">, 'Laptop' - </text:span>ПК<text:span text:style-name="T3">-</text:span>блокнот<text:span text:style-name="T3"> </text:span>или<text:span text:style-name="T3"> 'Printer' - </text:span>принтер<text:span text:style-name="T3">). </text:span>Предполагается, что номера моделей в таблице Product уникальны для всех производителей и типов продуктов. </text:p>
      <text:p text:style-name="P2">В таблице <text:span text:style-name="T7">PC</text:span> для каждого ПК, однозначно определяемого уникальным кодом – code, указаны модель – model (внешний ключ к таблице Product), скорость - speed (процессора в мегагерцах), объем памяти - ram (в мегабайтах), размер диска - hd (в гигабайтах), скорость считывающего устройства - cd (например, '4x') и цена - price. </text:p>
      <text:p text:style-name="P2">Таблица <text:span text:style-name="T7">Laptop</text:span> аналогична таблице РС за исключением того, что вместо скорости CD содержит размер экрана -screen (в дюймах). </text:p>
      <text:p text:style-name="P2">В таблице <text:span text:style-name="T7">Printer</text:span> для каждой модели принтера указывается, является ли он цветным - color ('y', если цветной), тип принтера - type (лазерный – 'Laser', струйный – 'Jet' или матричный – 'Matrix') и цена - price.</text:p>
      <text:p text:style-name="P4"/>
      <text:p text:style-name="P2"><text:span text:style-name="T4">Задание: 1 </text:span></text:p>
      <text:p text:style-name="P2">Найдите номер модели, скорость и размер жесткого диска для всех ПК стоимостью менее 500 дол. Вывести: <text:span text:style-name="T3">model</text:span>, <text:span text:style-name="T3">speed</text:span> и <text:span text:style-name="T3">hd</text:span></text:p>
      <text:p text:style-name="P2"><text:span text:style-name="T3"/></text:p>
      <text:p text:style-name="P2">Решение:</text:p>
      <text:p text:style-name="P2"><text:span text:style-name="T3">Select DISTINCT model, speed, hd</text:span></text:p>
      <text:p text:style-name="P2"><text:span text:style-name="T3">FROM PC </text:span></text:p>
      <text:p text:style-name="P2">WHERE price &lt; 500<text:span text:style-name="T3">;</text:span></text:p>
      <text:p text:style-name="P2"/>
      <text:p text:style-name="P2"><text:span text:style-name="T7">Задание: 5 </text:span></text:p>
      <text:p text:style-name="P2">Найдите номер модели, скорость и размер жесткого диска ПК, имеющих 12x или 24x CD и цену менее 600 дол.</text:p>
      <text:p text:style-name="P2"/>
      <text:p text:style-name="P2">Решение:</text:p>
      <text:p text:style-name="P2"><text:span text:style-name="T3">SELECT model, speed, hd FROM PC</text:span></text:p>
      <text:p text:style-name="P2"><text:span text:style-name="T3">WHERE CD IN ('12x', '24x')</text:span></text:p>
      <text:p text:style-name="P2">AND PRICE &lt; 600<text:span text:style-name="T3">;</text:span></text:p>
      <text:p text:style-name="P2"/>
      <text:p text:style-name="P2"><text:span text:style-name="T7">Задание: 6 </text:span></text:p>
      <text:p text:style-name="P2">Для каждого производителя, выпускающего ПК-блокноты c объёмом жесткого диска не менее 10 Гбайт, найти скорости таких ПК-блокнотов. Вывод: производитель, скорость.</text:p>
      <text:p text:style-name="P2"/>
      <text:p text:style-name="P2">Решение:</text:p>
      <text:p text:style-name="P2"><text:span text:style-name="T3">SELECT DISTINCT maker, speed</text:span></text:p>
      <text:p text:style-name="P2"><text:span text:style-name="T3">FROM product</text:span></text:p>
      <text:p text:style-name="P2"><text:span text:style-name="T3">JOIN laptop</text:span></text:p>
      <text:p text:style-name="P2"><text:span text:style-name="T3">ON product.model = laptop.model</text:span></text:p>
      <text:p text:style-name="P2">WHERE hd &gt;= 10<text:span text:style-name="T3">;</text:span></text:p>
      <text:p text:style-name="P2"/>
      <text:p text:style-name="P5"/>
      <text:p text:style-name="P5"/>
      <text:p text:style-name="P2"><text:soft-page-break/><text:span text:style-name="T7">Задание: 7 </text:span></text:p>
      <text:p text:style-name="P2">Найдите номера моделей и цены всех имеющихся в продаже продуктов (любого типа) производителя B (латинская буква).</text:p>
      <text:p text:style-name="P2"/>
      <text:p text:style-name="P2">Решение:</text:p>
      <text:p text:style-name="P2"><text:span text:style-name="T3">SELECT pc.model, price FROM PC</text:span></text:p>
      <text:p text:style-name="P2"><text:span text:style-name="T3">JOIN product</text:span></text:p>
      <text:p text:style-name="P2"><text:span text:style-name="T3">ON pc.model = product.model</text:span></text:p>
      <text:p text:style-name="P2"><text:span text:style-name="T3">WHERE maker = 'b'</text:span></text:p>
      <text:p text:style-name="P2"><text:span text:style-name="T3">UNION</text:span></text:p>
      <text:p text:style-name="P2"><text:span text:style-name="T3">SELECT laptop.model, price FROM laptop</text:span></text:p>
      <text:p text:style-name="P2"><text:span text:style-name="T3">JOIN product</text:span></text:p>
      <text:p text:style-name="P2"><text:span text:style-name="T3">ON laptop.model = product.model</text:span></text:p>
      <text:p text:style-name="P2"><text:span text:style-name="T3">WHERE maker = 'b'</text:span></text:p>
      <text:p text:style-name="P2"><text:span text:style-name="T3">UNION</text:span></text:p>
      <text:p text:style-name="P2"><text:span text:style-name="T3">SELECT printer.model, price FROM printer</text:span></text:p>
      <text:p text:style-name="P2"><text:span text:style-name="T3">JOIN product</text:span></text:p>
      <text:p text:style-name="P2"><text:span text:style-name="T3">ON printer.model = product.model</text:span></text:p>
      <text:p text:style-name="P2">WHERE maker = 'b'<text:span text:style-name="T3">;</text:span></text:p>
      <text:p text:style-name="P2"/>
      <text:p text:style-name="P2"><text:span text:style-name="T7">Задание: 8 </text:span></text:p>
      <text:p text:style-name="P2">Найдите производителя, выпускающего ПК, но не ПК-блокноты.</text:p>
      <text:p text:style-name="P2"/>
      <text:p text:style-name="P2">Решение<text:span text:style-name="T3">:</text:span></text:p>
      <text:p text:style-name="P2"><text:span text:style-name="T3">SELECT DISTINCT maker </text:span></text:p>
      <text:p text:style-name="P2"><text:span text:style-name="T3">FROM product</text:span></text:p>
      <text:p text:style-name="P2"><text:span text:style-name="T3">WHERE type = 'pc'</text:span></text:p>
      <text:p text:style-name="P2"><text:span text:style-name="T3">and maker NOT IN (SELECT maker FROM product WHERE type = 'laptop');</text:span></text:p>
      <text:p text:style-name="P4"/>
      <text:p text:style-name="P2"><text:span text:style-name="T7">Задание: 9 </text:span></text:p>
      <text:p text:style-name="P2">Найдите производителей ПК с процессором не менее 450 Мгц. Вывести: Maker</text:p>
      <text:p text:style-name="P2"/>
      <text:p text:style-name="P2">Решение:</text:p>
      <text:p text:style-name="P2"><text:span text:style-name="T3">SELECT DISTINCT maker</text:span></text:p>
      <text:p text:style-name="P2"><text:span text:style-name="T3">FROM product</text:span></text:p>
      <text:p text:style-name="P2"><text:span text:style-name="T3">JOIN PC</text:span></text:p>
      <text:p text:style-name="P2"><text:span text:style-name="T3">ON pc.model = product.model</text:span></text:p>
      <text:p text:style-name="P2"><text:span text:style-name="T3">WHERE speed &gt;= 450;</text:span></text:p>
      <text:p text:style-name="P4"/>
      <text:p text:style-name="P2"><text:span text:style-name="T7">Задание: 11 </text:span></text:p>
      <text:p text:style-name="P2">Найдите среднюю скорость ПК.</text:p>
      <text:p text:style-name="P2"/>
      <text:p text:style-name="P2">Решение:</text:p>
      <text:p text:style-name="P2"><text:span text:style-name="T3">SELECT AVG(speed)</text:span></text:p>
      <text:p text:style-name="P2"><text:span text:style-name="T3">FROM PC;</text:span></text:p>
      <text:p text:style-name="P4"/>
      <text:p text:style-name="P2"><text:span text:style-name="T7">Задание: 13 </text:span></text:p>
      <text:p text:style-name="P2">Найдите среднюю скорость ПК, выпущенных производителем A.</text:p>
      <text:p text:style-name="P2">Решение<text:span text:style-name="T3">:</text:span></text:p>
      <text:p text:style-name="P2"><text:span text:style-name="T3">SELECT AVG(speed) </text:span></text:p>
      <text:p text:style-name="P2"><text:span text:style-name="T3">FROM pc</text:span></text:p>
      <text:p text:style-name="P2"><text:span text:style-name="T3">JOIN product</text:span></text:p>
      <text:p text:style-name="P2"><text:span text:style-name="T3">ON pc.model = product.model</text:span></text:p>
      <text:p text:style-name="P2">WHERE maker = 'A'<text:span text:style-name="T3">;</text:span></text:p>
      <text:p text:style-name="P2"><text:soft-page-break/></text:p>
      <text:p text:style-name="P2"><text:span text:style-name="T7">Задание: 15 </text:span></text:p>
      <text:p text:style-name="P2">Найдите размеры жестких дисков, совпадающих у двух и более PC. Вывести: HD</text:p>
      <text:p text:style-name="P2"/>
      <text:p text:style-name="P2">Решение<text:span text:style-name="T3">:</text:span></text:p>
      <text:p text:style-name="P2"><text:span text:style-name="T3">SELECT HD</text:span></text:p>
      <text:p text:style-name="P2"><text:span text:style-name="T3">FROM PC</text:span></text:p>
      <text:p text:style-name="P2"><text:span text:style-name="T3">GROUP BY HD</text:span></text:p>
      <text:p text:style-name="P2">HAVING COUNT(hd) &gt;= 2<text:span text:style-name="T3">;</text:span></text:p>
      <text:p text:style-name="P2"><text:span text:style-name="T7">Задание: 18 </text:span></text:p>
      <text:p text:style-name="P2">Найдите производителей самых дешевых цветных принтеров. Вывести: maker, price</text:p>
      <text:p text:style-name="P2">Решение<text:span text:style-name="T3">:</text:span></text:p>
      <text:p text:style-name="P2"><text:span text:style-name="T3">SELECT DISTINCT maker, price </text:span></text:p>
      <text:p text:style-name="P2"><text:span text:style-name="T3">FROM product</text:span></text:p>
      <text:p text:style-name="P2"><text:span text:style-name="T3">JOIN Printer</text:span></text:p>
      <text:p text:style-name="P2"><text:span text:style-name="T3">ON product.model = printer.model</text:span></text:p>
      <text:p text:style-name="P2"><text:span text:style-name="T3">WHERE color = 'y'</text:span></text:p>
      <text:p text:style-name="P2"><text:span text:style-name="T3">AND price = (SELECT MIN(price) FROM Printer</text:span></text:p>
      <text:p text:style-name="P2">WHERE color = 'y')<text:span text:style-name="T3">;</text:span></text:p>
      <text:p text:style-name="P2"/>
      <text:p text:style-name="P2"><text:span text:style-name="T7">Задание: 35 </text:span></text:p>
      <text:p text:style-name="P2">В таблице Product найти модели, которые состоят только из цифр или только из латинских букв (A-Z, без учета регистра).</text:p>
      <text:p text:style-name="P2">Вывод: номер модели, тип модели.</text:p>
      <text:p text:style-name="P2"/>
      <text:p text:style-name="P2">Решение<text:span text:style-name="T3">:</text:span></text:p>
      <text:p text:style-name="P2"><text:span text:style-name="T3">SELECT <text:s/>model, type</text:span></text:p>
      <text:p text:style-name="P2"><text:span text:style-name="T3">FROM product</text:span></text:p>
      <text:p text:style-name="P2"><text:span text:style-name="T3">WHERE model NOT LIKE '%[^0-9]%'</text:span></text:p>
      <text:p text:style-name="P2"><text:span text:style-name="T3">OR model NOT LIKE '%[^a-zA-Z]%';</text:span><text:bookmark text:name="_GoBack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sus</meta:initial-creator>
    <meta:editing-cycles>1</meta:editing-cycles>
    <meta:creation-date>2021-03-27T14:43:00</meta:creation-date>
    <dc:date>2023-03-03T01:21:28.87</dc:date>
    <meta:editing-duration>PT42S</meta:editing-duration>
    <meta:generator>OpenOffice/4.1.11$Win32 OpenOffice.org_project/4111m1$Build-9808</meta:generator>
    <meta:document-statistic meta:table-count="0" meta:image-count="0" meta:object-count="0" meta:page-count="3" meta:paragraph-count="97" meta:word-count="562" meta:character-count="358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